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style:contextual-spacing="false" style:line-height-at-least="0.2602in" fo:widows="1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665in" style:contextual-spacing="false" style:line-height-at-least="0.2602in" fo:widows="1" fo:text-indent="0in" style:auto-text-indent="false"/>
      <style:text-properties fo:font-variant="normal" fo:text-transform="none" fo:color="#333333" style:font-name="Helvetica Neue" fo:font-size="12pt" fo:letter-spacing="normal" fo:font-style="normal" fo:font-weight="normal" officeooo:paragraph-rsid="00100a89"/>
    </style:style>
    <style:style style:name="P3" style:family="paragraph" style:parent-style-name="Text_20_body" style:list-style-name="L1">
      <style:paragraph-properties fo:margin-top="0in" fo:margin-bottom="0.1665in" style:contextual-spacing="false" style:line-height-at-least="0.2602in" fo:widows="1" fo:padding="0in" fo:border="non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.1665in" style:contextual-spacing="false" style:line-height-at-least="0.2602in" fo:widows="1" fo:padding="0in" fo:border="none"/>
      <style:text-properties officeooo:paragraph-rsid="00100a89"/>
    </style:style>
    <style:style style:name="P5" style:family="paragraph" style:parent-style-name="Text_20_body">
      <style:paragraph-properties fo:margin-top="0in" fo:margin-bottom="0.1665in" style:contextual-spacing="false" style:line-height-at-least="0.2602in" fo:widows="1" fo:padding="0in" fo:border="none"/>
      <style:text-properties officeooo:paragraph-rsid="00100a89"/>
    </style:style>
    <style:style style:name="P6" style:family="paragraph" style:parent-style-name="Heading_20_2">
      <style:paragraph-properties fo:margin-left="0in" fo:margin-right="0in" fo:margin-top="0in" fo:margin-bottom="0.1665in" style:contextual-spacing="false" fo:line-height="122%" fo:widows="1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/>
    </style:style>
    <style:style style:name="P7" style:family="paragraph" style:parent-style-name="Heading_20_1">
      <style:text-properties fo:font-variant="normal" fo:text-transform="none" fo:color="#333333" style:font-name="Helvetica Neue" fo:letter-spacing="normal" fo:font-style="normal" fo:font-weight="bold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 officeooo:rsid="00100a89"/>
    </style:style>
    <style:style style:name="T3" style:family="text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100a89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LightArcade</text:h>
      <text:h text:style-name="P6" text:outline-level="2"><text:bookmark text:name="user-content-arduino-based-arcade-game-with-ws2812-led-strip-similar-to-1980s-track--field"/>Arduino-based arcade game with WS2812 LED strip, similar to 1980's Track &amp; Field</text:h>
      <text:h text:style-name="P6" text:outline-level="2"><text:bookmark text:name="user-content-made-by-greg-schroeder--scott-james"/>Made by Greg Schroeder &amp; Scott James</text:h>
      <text:p text:style-name="P1"><text:span text:style-name="T1">We are members of </text:span><text:a xlink:type="simple" xlink:href="http://suncoastmakers.org/"><text:span text:style-name="T3">Suncoast Makers</text:span></text:a></text:p>
      <text:p text:style-name="P1"><text:span text:style-name="T1">Hosted in Sarasota, FL at </text:span><text:a xlink:type="simple" xlink:href="http://www.suncoastscience.org/"><text:span text:style-name="T3">Suncoast Science Center</text:span></text:a></text:p>
      <text:p text:style-name="P1"><text:span text:style-name="T1">We wanted to create a very interactive and </text:span><text:span text:style-name="T2">fun</text:span><text:span text:style-name="T1"> video arcade game that could be enjoyed by all at the </text:span><text:a xlink:type="simple" xlink:href="http://www.makerfaireorlando.com/2015/"><text:span text:style-name="T3">Orlando Maker Faire 2015</text:span></text:a><text:span text:style-name="T1">. I do most electronic projects with Eagle CAD and homemade PCB, with switch debouncing done in software.</text:span></text:p>
      <text:p text:style-name="P2"><text:span text:style-name="T5">However...</text:span> this time I wanted to try some <text:span text:style-name="T4">different</text:span> techniques.</text:p>
      <text:p text:style-name="P2">Emphasis was placed on <text:span text:style-name="T5">learning new build styles</text:span> rather than just "best" practice. <text:s/>It worked, I've learned a lot and had lots of fun doing it!</text:p>
      <text:h text:style-name="P6" text:outline-level="2"><text:bookmark text:name="user-content-goals-in-the-hardwaresoftware-build"/>Goals in the hardware/software build:</text:h>
      <text:list xml:id="list4990095421470163616" text:style-name="L1">
        <text:list-item>
          <text:p text:style-name="P3">Use a veroboard, with DIYLC for layout, instead of custom PCB.</text:p>
        </text:list-item>
        <text:list-item>
          <text:p text:style-name="P3">Use DIYLC <text:span text:style-name="T4">(Do It Yourself Layout Creator)</text:span> instead of Eagle CAD.</text:p>
        </text:list-item>
        <text:list-item>
          <text:p text:style-name="P3">Use custom plugs with Silicon RTV and Sugru connectors instead of off-the-shelf PCB connectors. This seems silly, but I really wanted to try it.</text:p>
        </text:list-item>
        <text:list-item>
          <text:p text:style-name="P3"><text:span text:style-name="T4">Arduino contains entire Game – pushes text reports on Serial port to Raspberry Pi</text:span>.</text:p>
        </text:list-item>
        <text:list-item>
          <text:p text:style-name="P4"><text:span text:style-name="T1"><text:s/></text:span><text:span text:style-name="T2">Pi only used for images /sounds and scoreboard, using Pygame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1:16:17.246275962</meta:creation-date>
    <dc:date>2015-09-11T11:20:39.385960072</dc:date>
    <meta:editing-duration>P0D</meta:editing-duration>
    <meta:editing-cycles>1</meta:editing-cycles>
    <meta:document-statistic meta:table-count="0" meta:image-count="0" meta:object-count="0" meta:page-count="1" meta:paragraph-count="14" meta:word-count="191" meta:character-count="1105" meta:non-whitespace-character-count="930"/>
    <meta:generator>LibreOffice/4.2.8.2$Linux_X86_64 LibreOffice_project/420m0$Build-2</meta:generator>
  </office:meta>
</office:document-meta>
</file>